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8.22mm"/>
    </style:style>
    <style:style style:name="ro1" style:family="table-row">
      <style:table-row-properties style:row-height="6.21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19.47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3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3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3"/>
    <style:style style:name="ce19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79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3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5.15mm" svg:y="164.29mm">
            <draw:object draw:notify-on-update-of-ranges="Hoja1.A15:Hoja1.A27 Hoja1.H14:Hoja1.H14 Hoja1.H15:Hoja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27.39mm" svg:y="253.34mm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27.39mm" svg:y="164.53mm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35.5mm" svg:y="253.58mm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63" office:value-type="string" calcext:value-type="string">
            <text:p>Sistema</text:p>
          </table:table-cell>
          <table:table-cell table:style-name="ce63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79"/>
          <table:table-cell table:style-name="ce63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79"/>
          <table:table-cell table:number-columns-repeated="1013"/>
        </table:table-row>
        <table:table-row table:style-name="ro4">
          <table:table-cell table:style-name="ce63" office:value-type="string" calcext:value-type="string">
            <text:p>Usuarios</text:p>
          </table:table-cell>
          <table:table-cell table:style-name="ce63" office:value-type="string" calcext:value-type="string">
            <text:p>CPU, average (%)</text:p>
          </table:table-cell>
          <table:table-cell table:style-name="ce79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5">
          <table:table-cell table:style-name="ce9" table:number-columns-repeated="2"/>
          <table:table-cell table:style-name="ce25"/>
          <table:table-cell table:style-name="ce31"/>
          <table:table-cell table:style-name="ce41"/>
          <table:table-cell table:style-name="ce25"/>
          <table:table-cell table:style-name="ce31"/>
          <table:table-cell table:style-name="ce41"/>
          <table:table-cell table:style-name="ce55"/>
          <table:table-cell table:style-name="ce31"/>
          <table:table-cell table:style-name="ce41"/>
          <table:table-cell table:number-columns-repeated="1013"/>
        </table:table-row>
        <table:table-row table:style-name="ro5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 table:number-rows-repeated="2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0" table:number-columns-repeated="2"/>
          <table:table-cell table:style-name="ce27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loext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7:54:19.116954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16M5S</meta:editing-duration>
    <meta:editing-cycles>8</meta:editing-cycles>
    <meta:generator>LibreOffice/6.0.7.3$Linux_X86_64 LibreOffice_project/00m0$Build-3</meta:generator>
    <dc:date>2021-04-12T18:04:03.125257281</dc:date>
    <meta:document-statistic meta:table-count="1" meta:cell-count="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9cm" svg:y="0.205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0.439cm" svg:y="0.934cm" svg:width="15.986cm" svg:height="6.31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8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0.471cm" svg:y="1.551cm" svg:width="13.678cm" svg:height="5.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0cm" svg:y="1.58cm" svg:width="14.238cm" svg:height="5.60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6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001cm" svg:y="0.677cm" svg:width="16.767cm" svg:height="6.7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